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1b18c"/>
    </style:style>
    <style:style style:name="P2" style:family="paragraph" style:parent-style-name="Text_20_body">
      <style:text-properties officeooo:paragraph-rsid="0014cfb7"/>
    </style:style>
    <style:style style:name="P3" style:family="paragraph" style:parent-style-name="Text_20_body">
      <style:text-properties officeooo:rsid="0018f7b8" officeooo:paragraph-rsid="0018f7b8"/>
    </style:style>
    <style:style style:name="T1" style:family="text">
      <style:text-properties officeooo:rsid="0011b18c"/>
    </style:style>
    <style:style style:name="T2" style:family="text">
      <style:text-properties officeooo:rsid="0014cfb7"/>
    </style:style>
    <style:style style:name="T3" style:family="text">
      <style:text-properties officeooo:rsid="00174d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rum Roles</text:p>
      <text:p text:style-name="Text_20_body"/>
      <text:h text:style-name="Heading_20_1" text:outline-level="1">Scrum Master</text:h>
      <text:p text:style-name="P1"><text:span text:style-name="T1">The scrum master organizes and manages the implementation of scrum in the project team. This includes for example schedueling scrum meetings and providing transparency over project processes. He or she helps defining and realizing goals and project values by serving the product owner as well as the dev team. </text:span></text:p>
      <text:h text:style-name="Heading_20_1" text:outline-level="1">Tech Lead</text:h>
      <text:p text:style-name="P2"><text:span text:style-name="T2">The tech lead is responsible for decisions regarding technical aspects. His or her focus is on the leadership of the development team, but in contrast to the scrum master he or she has technical knowledge and </text:span><text:span text:style-name="T3">the leadership has a different quality.</text:span></text:p>
      <text:h text:style-name="Heading_20_1" text:outline-level="1">Product Owner</text:h>
      <text:p text:style-name="P3">The product owner defines the goal of a project and fills the backlog with tasks for the development team. He or she is in accountability of the realization of the project and his or her decisions are to be respected. He or she can act as a link between the scrum team and the stake hold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7T08:33:07.903881924</meta:creation-date>
    <dc:date>2021-09-07T09:03:41.414609831</dc:date>
    <meta:editing-duration>PT10M12S</meta:editing-duration>
    <meta:editing-cycles>4</meta:editing-cycles>
    <meta:generator>LibreOffice/6.4.7.2$Linux_X86_64 LibreOffice_project/40$Build-2</meta:generator>
    <meta:document-statistic meta:table-count="0" meta:image-count="0" meta:object-count="0" meta:page-count="1" meta:paragraph-count="7" meta:word-count="155" meta:character-count="894" meta:non-whitespace-character-count="745"/>
  </office:meta>
</office:document-meta>
</file>